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cm" svg:stroke-color="#000000" draw:marker-start-width="0.2cm" draw:marker-end-width="0.2cm" draw:fill="none" draw:fill-color="#ffffff" fo:min-height="0.889cm" fo:padding-top="0.125cm" fo:padding-bottom="0.125cm" fo:padding-left="0.25cm" fo:padding-right="0.25cm"/>
    </style:style>
    <style:style style:name="gr2" style:family="graphic" style:parent-style-name="standard">
      <style:graphic-properties svg:stroke-width="0.051cm" svg:stroke-color="#000000" draw:marker-start-width="0.352cm" draw:marker-end-width="0.352cm" draw:fill="solid" draw:fill-color="#cccccc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fo:min-height="0.889cm"/>
    </style:style>
    <style:style style:name="gr5" style:family="graphic" style:parent-style-name="standard">
      <style:graphic-properties draw:stroke="none" svg:stroke-color="#000000" draw:fill="none" draw:fill-color="#ffffff" fo:min-height="0.008cm"/>
    </style:style>
    <style:style style:name="gr6" style:family="graphic" style:parent-style-name="standard">
      <style:graphic-properties svg:stroke-color="#0000ff" draw:fill="solid" draw:fill-color="#0000ff" draw:textarea-horizontal-align="justify" draw:textarea-vertical-align="middle" draw:auto-grow-height="false"/>
    </style:style>
    <style:style style:name="gr7" style:family="graphic" style:parent-style-name="standard">
      <style:graphic-properties svg:stroke-color="#ff0000" draw:fill="solid" draw:fill-color="#ff0000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fo:min-height="1.78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normal" style:font-weight-asian="normal" style:font-weight-complex="normal"/>
    </style:style>
    <style:style style:name="P3" style:family="paragraph">
      <style:text-properties fo:color="#0000ff" fo:font-weight="bold" style:font-weight-asian="bold" style:font-weight-complex="bold"/>
    </style:style>
    <style:style style:name="P4" style:family="paragraph">
      <style:text-properties fo:color="#ff0000" fo:font-weight="bold" style:font-weight-asian="bold" style:font-weight-complex="bold"/>
    </style:style>
    <style:style style:name="T1" style:family="text">
      <style:text-properties style:text-position="-33% 58%"/>
    </style:style>
    <style:style style:name="T2" style:family="text">
      <style:text-properties fo:font-size="22pt" fo:font-weight="normal" style:font-size-asian="22pt" style:font-weight-asian="normal" style:font-size-complex="22pt" style:font-weight-complex="normal"/>
    </style:style>
    <style:style style:name="T3" style:family="text">
      <style:text-properties fo:color="#0000ff" fo:font-size="15pt" fo:font-weight="bold" style:font-size-asian="15pt" style:font-weight-asian="bold" style:font-size-complex="15pt" style:font-weight-complex="bold"/>
    </style:style>
    <style:style style:name="T4" style:family="text">
      <style:text-properties fo:color="#ff0000" fo:font-size="15pt" fo:font-weight="bold" style:font-size-asian="15pt" style:font-weight-asian="bold" style:font-size-complex="1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1.486cm" svg:height="1.139cm" svg:x="0.927cm" svg:y="5.199cm">
          <draw:text-box>
            <text:p>w<text:span text:style-name="T1">12</text:span></text:p>
          </draw:text-box>
        </draw:frame>
        <draw:custom-shape draw:style-name="gr2" draw:text-style-name="P2" xml:id="id1" draw:id="id1" draw:layer="layout" svg:width="1.185cm" svg:height="1.185cm" svg:x="0.292cm" svg:y="2.648cm">
          <text:p text:style-name="P1"><text:span text:style-name="T2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1.185cm" svg:height="1.185cm" svg:x="0.612cm" svg:y="7.274cm">
          <text:p text:style-name="P1"><text:span text:style-name="T2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" draw:id="id3" draw:layer="layout" svg:width="1.185cm" svg:height="1.185cm" svg:x="5.116cm" svg:y="7.401cm">
          <text:p text:style-name="P1"><text:span text:style-name="T2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" draw:id="id4" draw:layer="layout" svg:width="1.185cm" svg:height="1.185cm" svg:x="5.411cm" svg:y="3.21cm">
          <text:p text:style-name="P1"><text:span text:style-name="T2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0.885cm" svg:y1="3.833cm" svg:x2="1.205cm" svg:y2="7.274cm" draw:start-shape="id1" draw:start-glue-point="8" draw:end-shape="id2" draw:end-glue-point="4" svg:d="m885 3833 320 3441" svg:viewBox="0 0 321 3442">
          <text:p/>
        </draw:connector>
        <draw:connector draw:style-name="gr3" draw:text-style-name="P1" draw:layer="layout" draw:type="line" svg:x1="1.797cm" svg:y1="7.867cm" svg:x2="5.116cm" svg:y2="7.994cm" draw:start-shape="id2" draw:start-glue-point="10" draw:end-shape="id3" draw:end-glue-point="6" svg:d="m1797 7867 3319 127" svg:viewBox="0 0 3320 128">
          <text:p/>
        </draw:connector>
        <draw:frame draw:style-name="gr4" draw:layer="layout" svg:width="1.367cm" svg:height="1.139cm" svg:x="4.475cm" svg:y="5.014cm">
          <draw:text-box>
            <text:p>w<text:span text:style-name="T1">24</text:span></text:p>
          </draw:text-box>
        </draw:frame>
        <draw:frame draw:style-name="gr5" draw:layer="layout" svg:width="1.392cm" svg:height="1.114cm" svg:x="2.164cm" svg:y="3.819cm">
          <draw:text-box>
            <text:p>w<text:span text:style-name="T1">13</text:span></text:p>
          </draw:text-box>
        </draw:frame>
        <draw:frame draw:style-name="gr4" draw:layer="layout" svg:width="1.386cm" svg:height="1.139cm" svg:x="3.059cm" svg:y="8.182cm">
          <draw:text-box>
            <text:p>w<text:span text:style-name="T1">23</text:span></text:p>
          </draw:text-box>
        </draw:frame>
        <draw:custom-shape draw:style-name="gr6" draw:text-style-name="P1" draw:layer="layout" svg:width="0.127cm" svg:height="1.651cm" svg:x="0.8cm" svg:y="1.03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127cm" svg:height="0.889cm" svg:x="5.961cm" svg:y="2.36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127cm" svg:height="0.889cm" svg:x="1.162cm" svg:y="8.459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.651cm" svg:height="1.139cm" svg:x="0.265cm" svg:y="0.227cm">
          <draw:text-box>
            <text:p><text:span text:style-name="T3">f(1)</text:span></text:p>
          </draw:text-box>
        </draw:frame>
        <draw:frame draw:style-name="gr4" draw:text-style-name="P3" draw:layer="layout" svg:width="1.651cm" svg:height="1.139cm" svg:x="5.353cm" svg:y="1.485cm">
          <draw:text-box>
            <text:p><text:span text:style-name="T3">f(4)</text:span></text:p>
          </draw:text-box>
        </draw:frame>
        <draw:custom-shape draw:style-name="gr7" draw:text-style-name="P1" draw:layer="layout" svg:width="0.127cm" svg:height="1.651cm" svg:x="5.702cm" svg:y="8.591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1.651cm" svg:height="2.032cm" svg:x="0.508cm" svg:y="9.325cm">
          <draw:text-box>
            <text:p><text:span text:style-name="T4">f(2)</text:span></text:p>
          </draw:text-box>
        </draw:frame>
        <draw:frame draw:style-name="gr4" draw:text-style-name="P4" draw:layer="layout" svg:width="1.651cm" svg:height="1.139cm" svg:x="4.972cm" svg:y="10.241cm">
          <draw:text-box>
            <text:p><text:span text:style-name="T4">f(3)</text:span></text:p>
          </draw:text-box>
        </draw:frame>
        <draw:connector draw:style-name="gr3" draw:text-style-name="P1" draw:layer="layout" draw:type="line" svg:x1="5.584cm" svg:y1="4.222cm" svg:x2="1.624cm" svg:y2="7.447cm" draw:start-shape="id4" draw:start-glue-point="7" draw:end-shape="id2" draw:end-glue-point="11" svg:d="m5584 4222-3960 3225" svg:viewBox="0 0 3961 3226">
          <text:p/>
        </draw:connector>
        <draw:connector draw:style-name="gr3" draw:text-style-name="P1" draw:layer="layout" draw:type="line" svg:x1="1.304cm" svg:y1="3.66cm" svg:x2="5.289cm" svg:y2="7.574cm" draw:start-shape="id1" draw:start-glue-point="9" draw:end-shape="id3" draw:end-glue-point="5" svg:d="m1304 3660 3985 3914" svg:viewBox="0 0 3986 391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6.985cm" fo:page-height="11.68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amir Anis</meta:initial-creator>
    <meta:creation-date>2014-04-20T19:36:40</meta:creation-date>
    <dc:date>2014-08-16T12:17:06.642124139</dc:date>
    <dc:creator>Akshay Gadde</dc:creator>
    <meta:editing-duration>PT12M55S</meta:editing-duration>
    <meta:editing-cycles>5</meta:editing-cycles>
    <meta:generator>LibreOffice/4.1.2.3$Linux_X86_64 LibreOffice_project/410m0$Build-3</meta:generator>
    <meta:document-statistic meta:object-count="20"/>
  </office:meta>
</office:document-meta>
</file>